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A00000253DF58CA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42pt" style:font-size-asian="42pt" style:font-size-complex="42pt"/>
    </style:style>
    <style:style style:name="P3" style:family="paragraph" style:parent-style-name="Standard">
      <style:paragraph-properties fo:text-align="center" style:justify-single-word="false"/>
      <style:text-properties fo:color="#bf0041" loext:opacity="100%" fo:font-size="42pt" fo:background-color="#fff5ce" style:font-size-asian="42pt" style:font-size-complex="42pt"/>
    </style:style>
    <style:style style:name="P4" style:family="paragraph" style:parent-style-name="Standard">
      <style:paragraph-properties fo:text-align="end" style:justify-single-word="false"/>
      <style:text-properties fo:font-size="13pt" officeooo:rsid="00192055" officeooo:paragraph-rsid="00192055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officeooo:rsid="00192055" officeooo:paragraph-rsid="00192055" style:font-size-asian="11.3500003814697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1ca24e" officeooo:paragraph-rsid="001ca24e" style:font-size-asian="11.3500003814697pt" style:font-size-complex="13pt"/>
    </style:style>
    <style:style style:name="P7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paragraph-rsid="001e7e10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1">
      <style:text-properties officeooo:rsid="001ca24e" officeooo:paragraph-rsid="001ca24e"/>
    </style:style>
    <style:style style:name="P11" style:family="paragraph" style:parent-style-name="Heading_20_2" style:list-style-name="WWNum1">
      <style:paragraph-properties fo:margin-left="0cm" fo:margin-top="0.353cm" fo:margin-bottom="0.212cm" style:contextual-spacing="false" fo:text-indent="0cm" style:auto-text-indent="false"/>
      <style:text-properties officeooo:paragraph-rsid="001e7e10"/>
    </style:style>
    <style:style style:name="P12" style:family="paragraph" style:parent-style-name="Heading_20_2" style:list-style-name="WWNum1">
      <style:paragraph-properties fo:margin-left="0cm" fo:text-indent="0cm" style:auto-text-indent="false"/>
      <style:text-properties officeooo:paragraph-rsid="001e7e10"/>
    </style:style>
    <style:style style:name="P13" style:family="paragraph" style:parent-style-name="Text_20_body">
      <style:text-properties officeooo:paragraph-rsid="001ca24e"/>
    </style:style>
    <style:style style:name="P14" style:family="paragraph" style:parent-style-name="Text_20_body">
      <style:text-properties officeooo:rsid="001f186c" officeooo:paragraph-rsid="001f186c"/>
    </style:style>
    <style:style style:name="T1" style:family="text">
      <style:text-properties officeooo:rsid="001ca24e"/>
    </style:style>
    <style:style style:name="T2" style:family="text">
      <style:text-properties fo:color="#bf004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1">Memoria</text:span> del proyecto</text:p>
      <text:p text:style-name="P2"/>
      <text:p text:style-name="P2"/>
      <text:p text:style-name="P2"/>
      <text:p text:style-name="P2"/>
      <text:p text:style-name="P2"/>
      <text:p text:style-name="P4"><text:span text:style-name="T2">N</text:span>oelia Montes Romero</text:p>
      <text:p text:style-name="P4"><text:span text:style-name="T2">E</text:span>ric De la rosa Moya</text:p>
      <text:p text:style-name="P4"><text:span text:style-name="T2">C</text:span>hristopher Ayala Jurado</text:p>
      <text:p text:style-name="P4"><text:span text:style-name="T2">A</text:span>lejandro Samuel Coroiu</text:p>
      <text:p text:style-name="P4"><text:soft-page-break/>1º de ASIR</text:p>
      <text:p text:style-name="P4"/>
      <text:p text:style-name="P4"/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7"><text:a xlink:type="simple" xlink:href="#__RefHeading___Toc39_749186078" office:name="TITULO 1" text:style-name="Index_20_Link" text:visited-style-name="Index_20_Link">TITULO 1<text:tab/>3</text:a></text:p>
        </text:index-body>
      </text:table-of-content>
      <text:p text:style-name="P5"/>
      <text:p text:style-name="P5"/>
      <text:p text:style-name="P6">El sumario está configurado para poder actualizarlo de forma dinámica mientras se añaden encabezados a las páginas</text:p>
      <text:p text:style-name="P5"/>
      <text:list text:style-name="WWNum1">
        <text:list-item>
          <text:list>
            <text:list-item>
              <text:h text:style-name="P11" text:outline-level="2">DIARIO</text:h>
            </text:list-item>
          </text:list>
        </text:list-item>
      </text:list>
      <text:p text:style-name="P8">En el dia de hoy hemos dividido las tareas entre los integrantes del equipo.</text:p>
      <text:list text:continue-numbering="true" text:style-name="WWNum1">
        <text:list-item>
          <text:list>
            <text:list-item>
              <text:h text:style-name="P12" text:outline-level="2">HARDWARE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12" text:outline-level="2">ISO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12" text:outline-level="2">LENGUAJE DE MARCAS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12" text:outline-level="2">FOL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12" text:outline-level="2">INGLÉS</text:h>
            </text:list-item>
          </text:list>
        </text:list-item>
      </text:list>
      <text:p text:style-name="P8"/>
      <text:list text:continue-numbering="true" text:style-name="WWNum1">
        <text:list-item>
          <text:list>
            <text:list-item>
              <text:h text:style-name="P12" text:outline-level="2"><text:soft-page-break/>BASES DE DATOS</text:h>
            </text:list-item>
          </text:list>
        </text:list-item>
      </text:list>
      <text:p text:style-name="P8"/>
      <text:list xml:id="list194736470141932" text:continue-numbering="true" text:style-name="WWNum1">
        <text:list-item>
          <text:list>
            <text:list-item>
              <text:h text:style-name="P11" text:outline-level="2">REDES</text:h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0" text:outline-level="1" text:is-list-header="true"><text:bookmark-start text:name="__RefHeading___Toc39_749186078"/>TITULO 1<text:bookmark-end text:name="__RefHeading___Toc39_749186078"/></text:h>
      <text:p text:style-name="P13"/>
      <text:p text:style-name="P13"/>
      <text:p text:style-name="P13"/>
      <text:p text:style-name="P13"/>
      <text:p text:style-name="P13"/>
      <text:list text:continue-numbering="true" text:style-name="WWNum1">
        <text:list-item>
          <text:list>
            <text:list-item>
              <text:h text:style-name="Heading_20_2" text:outline-level="2"><text:soft-page-break/>BIBLIOGRAFIA</text:h>
            </text:list-item>
          </text:list>
        </text:list-item>
      </text:list>
      <text:p text:style-name="Text_20_body"><text:a xlink:type="simple" xlink:href="https://gist.github.com/dasdo/9ff71c5c0efa037441b6" text:style-name="Internet_20_link" text:visited-style-name="Visited_20_Internet_20_Link">https://gist.github.com/dasdo/9ff71c5c0efa037441b6</text:a> </text:p>
      <text:p text:style-name="Text_20_body"/>
      <text:p text:style-name="P14">Contiene los libros, artículos, trabajos y documentos utilizados. La</text:p>
      <text:p text:style-name="P14">clasificación se realiza por orden alfabético, según los apellidos de los</text:p>
      <text:p text:style-name="P14">auto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Título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background-color="transparent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" text:anchor-type="char" svg:x="12.515cm" svg:y="-1.164cm" svg:width="3.112cm" svg:height="2.2cm" draw:z-index="3"><draw:image xlink:href="Pictures/100000010000034A00000253DF58CA4B.png" xlink:type="simple" xlink:show="embed" xlink:actuate="onLoad" draw:mime-type="image/png"/></draw:frame></text:p>
      </style:header>
      <style:footer>
        <text:p text:style-name="MP1"><text:bookmark-start text:name="PageNumWizard_FOOTER_Estilo de página predeterminado1"/><text:page-number text:select-page="current">3</text:page-number><text:bookmark-end text:name="PageNumWizard_FOOTER_Estilo de página predeterminado1"/></text:p>
      </style:footer>
      <style:footer-left>
        <text:p text:style-name="MP2"><text:bookmark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2:31:01.606484100</meta:creation-date>
    <dc:date>2026-03-09T19:47:34.980998724</dc:date>
    <meta:initial-creator>COROIU, ALEJANDRO SAMUEL</meta:initial-creator>
    <meta:editing-duration>PT24M27S</meta:editing-duration>
    <meta:generator>LibreOffice/24.2.7.2$Linux_X86_64 LibreOffice_project/420$Build-2</meta:generator>
    <meta:editing-cycles>4</meta:editing-cycles>
    <meta:print-date>2026-03-05T19:33:07.601046000</meta:print-date>
    <meta:printed-by>Archivos PDF</meta:printed-by>
    <meta:document-statistic meta:table-count="0" meta:image-count="1" meta:object-count="0" meta:page-count="4" meta:paragraph-count="25" meta:word-count="93" meta:character-count="607" meta:non-whitespace-character-count="538"/>
    <meta:user-defined meta:name="AppVersion">15.0000</meta:user-defined>
    <meta:template xlink:type="simple" xlink:actuate="onRequest" xlink:title="Normal.dotm" xlink:href=""/>
  </office:meta>
</office:document-meta>
</file>